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Standa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duard Drenth</meta:initial-creator>
    <meta:creation-date>2009-10-07T14:10:54</meta:creation-date>
    <meta:document-statistic meta:object-count="0"/>
    <meta:generator>OpenOffice.org/3.1$Linux OpenOffice.org_project/310m11$Build-9399</meta:generator>
  </office:meta>
</office:document-meta>
</file>